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18f77" officeooo:paragraph-rsid="00018f77"/>
    </style:style>
    <style:style style:name="P3" style:family="paragraph" style:parent-style-name="Standard">
      <style:text-properties officeooo:rsid="00025567" officeooo:paragraph-rsid="00025567"/>
    </style:style>
    <style:style style:name="P4" style:family="paragraph" style:parent-style-name="Standard">
      <style:text-properties officeooo:rsid="0003a8c3" officeooo:paragraph-rsid="0003a8c3"/>
    </style:style>
    <style:style style:name="P5" style:family="paragraph" style:parent-style-name="Standard">
      <style:text-properties officeooo:rsid="00059886" officeooo:paragraph-rsid="00059886"/>
    </style:style>
    <style:style style:name="P6" style:family="paragraph" style:parent-style-name="Standard">
      <style:text-properties officeooo:rsid="0007929b" officeooo:paragraph-rsid="0007929b"/>
    </style:style>
    <style:style style:name="P7" style:family="paragraph" style:parent-style-name="Standard">
      <style:text-properties officeooo:rsid="0007929b" officeooo:paragraph-rsid="0008a9c7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7929b" officeooo:paragraph-rsid="0007929b"/>
    </style:style>
    <style:style style:name="P9" style:family="paragraph" style:parent-style-name="Standard">
      <style:text-properties officeooo:rsid="0008a9c7" officeooo:paragraph-rsid="0008a9c7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a9ab3" officeooo:paragraph-rsid="000a9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OP – Object Oriented Programming</text:h>
      <text:p text:style-name="P2">נגדיר מחלקה (class) שתייצג אובייקט קו. נקרא למחלקה Line.</text:p>
      <text:p text:style-name="P2">שימו לב ששם מחלקה מתחיל תמיד באות גדולה.</text:p>
      <text:p text:style-name="P2"/>
      <text:p text:style-name="P2">לאובייקט קו יש אורך וצבע.</text:p>
      <text:p text:style-name="P2"/>
      <text:h text:style-name="Heading_20_2" text:outline-level="2">Encapsulation – כימוס</text:h>
      <text:p text:style-name="P3">עיקרון ב OOP שמסתיר את המאפיינים כדי להגן עליהם – באמצעות המילה השמורה private.</text:p>
      <text:p text:style-name="P3">הגישה למאפיינים (על מנת לשנות אותם או לקבל אותם) תתבצע על ידי מתודות get / set</text:p>
      <text:p text:style-name="P3"/>
      <text:h text:style-name="Heading_20_2" text:outline-level="2">Enum</text:h>
      <text:p text:style-name="P4">אפשרות להגדיר אוסף של קבועים – למשל דוגמת הצבעים במחלקה Line.</text:p>
      <text:p text:style-name="P4"/>
      <text:h text:style-name="Heading_20_2" text:outline-level="2">Inheritance – הורשה</text:h>
      <text:p text:style-name="P4">עיקרון ב OOP שמאפשר הרחבת טיפוס קיים כדי להוסיף עליו תכונות ופונקציות.</text:p>
      <text:p text:style-name="P5">ניתן לדרוס מתודות אם רוצים התנהגות חדשה במחלקה היורשת.</text:p>
      <text:p text:style-name="P5"/>
      <text:h text:style-name="Heading_20_2" text:outline-level="2">טיפול בשגיאות בזמן ריצה</text:h>
      <text:p text:style-name="P6">עושים באמצעות מבנה של try-catch</text:p>
      <text:p text:style-name="P6">מאפשר להתאושש ממצבי שגיאה, להגיב עליהם ולהמשיך בתכנית.</text:p>
      <text:p text:style-name="P6"/>
      <text:h text:style-name="Heading_20_2" text:outline-level="2">עבודה עם ספריות</text:h>
      <text:p text:style-name="P6">בבדיקות אוטומציה תרצו לבדוק אתר אינטרנט. </text:p>
      <text:p text:style-name="P6"/>
      <text:p text:style-name="P6">פותחים דפדפן, נכנסים לכתובת ומתחילים להפעיל את האתר ולראות שהכול עובד לפי הדרישות. בדיקות ידניות.</text:p>
      <text:p text:style-name="P6"/>
      <text:p text:style-name="P6">אם רוצים לבצע בדיקות אוטומציה. צריכים לכתוב את הבדיקות כתכנית בשפת Java.</text:p>
      <text:p text:style-name="P6"/>
      <text:p text:style-name="P6">כלומר התכנית תפתח את הדפדפן בכתובת הנכונה ותתחיל לבצע פעולות באתר.</text:p>
      <text:p text:style-name="P6"/>
      <text:p text:style-name="P7">הקוד שתכתבו ב java משתמש בספרייה חיצונית שנקראת Selenium.</text:p>
      <text:p text:style-name="P9">סלניום היא פרויקט קוד פתוח שמכיל אוסף של כלים וספריות לביצוע בדיקות אוטומציה.</text:p>
      <text:p text:style-name="P8"/>
      <text:p text:style-name="P10">אתם צריכים לדעת לצרף את ה jar של סלניום לפרויקט שלכם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" style:font-family-complex="'David CLM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09:21:57.306000000</meta:creation-date>
    <dc:date>2022-04-25T13:47:50.026000000</dc:date>
    <meta:editing-duration>PT2H5M9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3" meta:word-count="188" meta:character-count="1126" meta:non-whitespace-character-count="955"/>
  </office:meta>
</office:document-meta>
</file>